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Berardi (20605802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i (20553214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arizio (20460377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tez (20601499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Grazia (20606809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res (20586318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ometa (20552420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arlammert (20559780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ndoza (20605336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ck (20528673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rdom (20525448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lmon (20605517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wah (20564853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mith (20513195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ujillo (20594079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teri (20543188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lson (20612875)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5:04:13.788634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09-08T16:13:42.565959037</dc:date>
    <meta:editing-duration>PT2H55M30S</meta:editing-duration>
    <meta:editing-cycles>42</meta:editing-cycles>
    <meta:generator>LibreOffice/5.1.6.2$Linux_X86_64 LibreOffice_project/10m0$Build-2</meta:generator>
    <meta:document-statistic meta:table-count="1" meta:cell-count="50" meta:object-count="0"/>
  </office:meta>
</office:document-meta>
</file>